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4" style:family="graphic" style:parent-style-name="standard">
      <style:graphic-properties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Ubuntu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color="#ffffff" fo:font-family="Ubuntu" style:font-pitch="variable" fo:font-size="14pt" style:font-size-asian="14pt" style:font-size-complex="14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Ubuntu" style:font-pitch="variable" fo:font-size="14pt" style:font-size-asian="14pt" style:font-size-complex="14pt"/>
    </style:style>
    <style:style style:name="T1" style:family="text">
      <style:text-properties fo:font-family="Ubuntu" style:font-pitch="variable" fo:font-size="14pt" style:font-size-asian="14pt" style:font-size-complex="14pt"/>
    </style:style>
    <style:style style:name="T2" style:family="text">
      <style:text-properties style:text-position="sub 58%" fo:font-family="Ubuntu" style:font-pitch="variable" fo:font-size="14pt" style:font-size-asian="14pt" style:font-size-complex="14pt"/>
    </style:style>
    <style:style style:name="T3" style:family="text">
      <style:text-properties fo:color="#ffffff" fo:font-family="Ubuntu" style:font-pitch="variable" fo:font-size="14pt" style:font-size-asian="14pt" style:font-size-complex="14pt"/>
    </style:style>
    <style:style style:name="T4" style:family="text">
      <style:text-properties fo:color="#ffffff" style:text-position="sub 58%" fo:font-family="Ubuntu" style:font-pitch="variable" fo:font-size="14pt" style:font-size-asian="14pt" style:font-size-complex="14pt"/>
    </style:style>
    <style:style style:name="T5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9.3cm" svg:height="5.9cm" svg:x="5.7cm" svg:y="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11.549cm" svg:y="2.441cm">
          <text:p text:style-name="P2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8.4cm" svg:y="1.6cm">
          <text:p text:style-name="P2"><text:span text:style-name="T3">s</text:span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11.16cm" svg:y="4.227cm">
          <text:p text:style-name="P2"><text:span text:style-name="T1">s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8.8cm" svg:y="3.4cm">
          <text:p text:style-name="P2"><text:span text:style-name="T3">s</text:span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8.8cm" svg:y="5.3cm">
          <text:p text:style-name="P2"><text:span text:style-name="T3">s</text:span><text:span text:style-name="T4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cm" svg:height="3.9cm" svg:x="10.6cm" svg:y="1.9cm">
          <text:p text:style-name="P5">S<text:span text:style-name="T5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 </meta:initial-creator>
    <meta:creation-date>2012-12-09T09:35:31</meta:creation-date>
    <dc:date>2012-12-09T17:19:52</dc:date>
    <dc:creator>Nicola </dc:creator>
    <meta:editing-duration>PT6M1S</meta:editing-duration>
    <meta:editing-cycles>6</meta:editing-cycles>
    <meta:generator>LibreOffice/3.6$Linux_X86_64 LibreOffice_project/360m1$Build-102</meta:generator>
    <meta:document-statistic meta:object-count="7"/>
  </office:meta>
</office:document-meta>
</file>